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3333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4"/>
    <style:style style:name="P7" style:family="paragraph" style:parent-style-name="Standard" style:list-style-name="L5"/>
    <style:style style:name="P8" style:family="paragraph" style:parent-style-name="Standard" style:list-style-name="L6"/>
    <style:style style:name="P9" style:family="paragraph" style:parent-style-name="Standard" style:list-style-name="L7"/>
    <style:style style:name="P10" style:family="paragraph" style:parent-style-name="Standard" style:list-style-name="L8"/>
    <style:style style:name="P11" style:family="paragraph" style:parent-style-name="Standard" style:list-style-name="L9"/>
    <style:style style:name="P12" style:family="paragraph" style:parent-style-name="Standard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3" style:family="paragraph" style:parent-style-name="Standard" style:list-style-name="L10"/>
    <style:style style:name="P14" style:family="paragraph" style:parent-style-name="Standard" style:list-style-name="L11"/>
    <style:style style:name="P15" style:family="paragraph" style:parent-style-name="Standard" style:list-style-name="L12"/>
    <style:style style:name="P16" style:family="paragraph" style:parent-style-name="Standard" style:list-style-name="L13"/>
    <style:style style:name="P17" style:family="paragraph" style:parent-style-name="Standard" style:list-style-name="L14"/>
    <style:style style:name="P18" style:family="paragraph" style:parent-style-name="Standard" style:list-style-name="L15"/>
    <style:style style:name="P19" style:family="paragraph" style:parent-style-name="Standard" style:list-style-name="L16"/>
    <style:style style:name="T1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escription détaillé du diagramme des cas d'utilisations</text:span></text:p>
      <text:p text:style-name="Standard"/>
      <text:p text:style-name="Standard"/>
      <text:p text:style-name="P2">Se connecter :</text:p>
      <text:p text:style-name="Standard"/>
      <text:list xml:id="list6489620512194351810" text:style-name="L1">
        <text:list-item>
          <text:p text:style-name="P3">Demande la page index,php avec le chemin '' ./ ''.</text:p>
        </text:list-item>
        <text:list-item>
          <text:p text:style-name="P3">Le système affiche un message avec des champs texte pour se connecter.</text:p>
        </text:list-item>
        <text:list-item>
          <text:p text:style-name="P3">Écrire son adresse mail et son mot de passe.</text:p>
        </text:list-item>
        <text:list-item>
          <text:p text:style-name="P3">Cliquez sur le bouton connexion</text:p>
        </text:list-item>
        <text:list-item>
          <text:p text:style-name="P3">Le système va afficher accueil.html</text:p>
        </text:list-item>
      </text:list>
      <text:p text:style-name="Standard"/>
      <text:p text:style-name="P2">Choisir son chien :</text:p>
      <text:p text:style-name="Standard"/>
      <text:list xml:id="list8342952869343306519" text:style-name="L2">
        <text:list-item>
          <text:p text:style-name="P4">Demande la page listeChien.html avec le chemin '' /listeChien ''.</text:p>
        </text:list-item>
        <text:list-item>
          <text:p text:style-name="P4">Le système affiche une liste déroulante avec les noms de vos chiens.</text:p>
        </text:list-item>
      </text:list>
      <text:list xml:id="list2477906435623058472" text:style-name="L3">
        <text:list-item>
          <text:p text:style-name="P5">Sélectionnez son chien.</text:p>
        </text:list-item>
        <text:list-item>
          <text:p text:style-name="P5">Cliquez sur le bouton Valider</text:p>
        </text:list-item>
        <text:list-item>
          <text:p text:style-name="P5">Le système va afficher menu.html</text:p>
        </text:list-item>
      </text:list>
      <text:p text:style-name="Standard"/>
      <text:p text:style-name="P2">Ajouter un repas :</text:p>
      <text:p text:style-name="Standard"/>
      <text:list xml:id="list9005848328893736586" text:style-name="L5">
        <text:list-item>
          <text:p text:style-name="P7">Demande la page menu.html avec le chemin '' /menu ''.</text:p>
        </text:list-item>
        <text:list-item>
          <text:p text:style-name="P7">Le système affiche une page avec des boutons.</text:p>
        </text:list-item>
      </text:list>
      <text:list xml:id="list4096435430094120851" text:style-name="L4">
        <text:list-item>
          <text:p text:style-name="P6">Cliquez sur le bouton Repas</text:p>
        </text:list-item>
        <text:list-item>
          <text:p text:style-name="P6">Le système vas afficher repas.html</text:p>
        </text:list-item>
        <text:list-item>
          <text:p text:style-name="P6">Remplir la date, l'heure, la quantité et la marque de croquette.</text:p>
        </text:list-item>
        <text:list-item>
          <text:p text:style-name="P6">Cliquez sur Enregistrer.</text:p>
        </text:list-item>
        <text:list-item>
          <text:p text:style-name="P6">Le système va afficher menu.html</text:p>
        </text:list-item>
      </text:list>
      <text:p text:style-name="Standard"/>
      <text:p text:style-name="P2">Ajouter une marque de croquette :</text:p>
      <text:p text:style-name="Standard"/>
      <text:list xml:id="list758088173198147909" text:style-name="L7">
        <text:list-item>
          <text:p text:style-name="P9">Demande la page menu.html avec le chemin '' /menu ''.</text:p>
        </text:list-item>
        <text:list-item>
          <text:p text:style-name="P9">Le système affiche une page avec des boutons.</text:p>
        </text:list-item>
      </text:list>
      <text:list xml:id="list3288523835628983429" text:style-name="L6">
        <text:list-item>
          <text:p text:style-name="P8">Cliquez sur le bouton Repas</text:p>
        </text:list-item>
        <text:list-item>
          <text:p text:style-name="P8">Le système vas afficher repas.html</text:p>
        </text:list-item>
        <text:list-item>
          <text:p text:style-name="P8">Remplir le nouveau nom de la marque.</text:p>
        </text:list-item>
        <text:list-item>
          <text:p text:style-name="P8">Cliquez sur Enregistrer.</text:p>
        </text:list-item>
        <text:list-item>
          <text:p text:style-name="P8">Le système va afficher menu.html</text:p>
        </text:list-item>
      </text:list>
      <text:p text:style-name="Standard"/>
      <text:p text:style-name="P2">Ajouter un relevés de poids:</text:p>
      <text:p text:style-name="Standard"/>
      <text:list xml:id="list4500047602937527288" text:style-name="L9">
        <text:list-item>
          <text:p text:style-name="P11">Demande la page menu.html avec le chemin '' /menu ''.</text:p>
        </text:list-item>
        <text:list-item>
          <text:p text:style-name="P11">Le système affiche une page avec des boutons.</text:p>
        </text:list-item>
      </text:list>
      <text:list xml:id="list2293061933681558163" text:style-name="L8">
        <text:list-item>
          <text:p text:style-name="P10">Cliquez sur le bouton Relevés de poids</text:p>
        </text:list-item>
        <text:list-item>
          <text:p text:style-name="P10">Le système vas afficher relevésPoids.html</text:p>
        </text:list-item>
        <text:list-item>
          <text:p text:style-name="P10">Remplir la date et le poids du chien.</text:p>
        </text:list-item>
        <text:list-item>
          <text:p text:style-name="P10">Cliquez sur Enregistrer.</text:p>
        </text:list-item>
        <text:list-item>
          <text:p text:style-name="P10">Le système va afficher menu.html</text:p>
        </text:list-item>
      </text:list>
      <text:p text:style-name="Standard"/>
      <text:p text:style-name="Standard"/>
      <text:p text:style-name="Standard"/>
      <text:p text:style-name="Standard"/>
      <text:p text:style-name="P12"><text:soft-page-break/>Voir ses statistiques :</text:p>
      <text:p text:style-name="Standard"/>
      <text:list xml:id="list7430572664105094395" text:style-name="L11">
        <text:list-item>
          <text:p text:style-name="P14">Demande la page menu.html avec le chemin '' /menu ''.</text:p>
        </text:list-item>
        <text:list-item>
          <text:p text:style-name="P14">Le système affiche une page avec des boutons.</text:p>
        </text:list-item>
      </text:list>
      <text:list xml:id="list2168912534408482635" text:style-name="L10">
        <text:list-item>
          <text:p text:style-name="P13">Cliquez sur le bouton Statistiques</text:p>
        </text:list-item>
        <text:list-item>
          <text:p text:style-name="P13">Le système vas afficher statistiques.html</text:p>
        </text:list-item>
      </text:list>
      <text:p text:style-name="Standard"/>
      <text:p text:style-name="P12">L'historique des repas:</text:p>
      <text:p text:style-name="Standard"/>
      <text:list xml:id="list4569913974739579125" text:style-name="L14">
        <text:list-item>
          <text:p text:style-name="P17">Demande la page menu.html avec le chemin '' /menu ''.</text:p>
        </text:list-item>
        <text:list-item>
          <text:p text:style-name="P17">Le système affiche une page avec des boutons.</text:p>
        </text:list-item>
      </text:list>
      <text:list xml:id="list6250788465059108468" text:style-name="L13">
        <text:list-item>
          <text:p text:style-name="P16">Cliquez sur le bouton Historique des repas.</text:p>
        </text:list-item>
        <text:list-item>
          <text:p text:style-name="P16">Le système vas afficher historiqueRepas.html</text:p>
        </text:list-item>
      </text:list>
      <text:p text:style-name="Standard"/>
      <text:p text:style-name="P2">L'historique des relevés de poids :</text:p>
      <text:p text:style-name="Standard"/>
      <text:list xml:id="list1323222741605136377" text:style-name="L16">
        <text:list-item>
          <text:p text:style-name="P19">Demande la page menu.html avec le chemin '' /menu ''.</text:p>
        </text:list-item>
        <text:list-item>
          <text:p text:style-name="P19">Le système affiche une page avec des boutons.</text:p>
        </text:list-item>
      </text:list>
      <text:list xml:id="list4747128004565973788" text:style-name="L15">
        <text:list-item>
          <text:p text:style-name="P18">Cliquez sur le bouton Historique de relevés de poids.</text:p>
        </text:list-item>
        <text:list-item>
          <text:p text:style-name="P18">Le système vas afficher historiqueReleves.htm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29T15:54:27.07</meta:creation-date>
    <meta:document-statistic meta:table-count="0" meta:image-count="0" meta:object-count="0" meta:page-count="2" meta:paragraph-count="52" meta:word-count="387" meta:character-count="2137"/>
    <dc:date>2018-03-29T16:49:02.02</dc:date>
    <meta:editing-duration>PT8M6S</meta:editing-duration>
    <meta:editing-cycles>1</meta:editing-cycles>
    <meta:generator>OpenOffice/4.1.3$Win32 OpenOffice.org_project/413m1$Build-9783</meta:generator>
  </office:meta>
</office:document-meta>
</file>